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ff0000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ff0000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=007163</text:p>
      <text:p text:style-name="P1">SEE LOG FOR "Act 6 Intermission 3 Part 1" IN GAMES FOLDER</text:p>
      <text:p text:style-name="P1">_</text:p>
      <text:p text:style-name="P1">2. =007208</text:p>
      <text:p text:style-name="P1">SEE LOG FOR "Act 6 Intermission 3 Part 2" IN GAMES FOLDER</text:p>
      <text:p text:style-name="P1">_</text:p>
      <text:p text:style-name="P1">3. =007298</text:p>
      <text:p text:style-name="P1">SEE LOG FOR "Act 6 Intermission 3 Part 3" IN GAMES FOLDER</text:p>
      <text:p text:style-name="P1">_</text:p>
      <text:p text:style-name="P1">4. MINISTRIFE: =007327</text:p>
      <text:p text:style-name="P1">Hm. I see s9me9ne has ch9sen t9 dress as a pirate f9r this party, in spite 9f the negative ass9ciati9ns that the 9ld marauding classes have with vi9lent a6use, 9ppressi9n, n9t even t9 menti9n</text:p>
      <text:p text:style-name="P1">Meulin, it w9uld 6e great if y9u didn't use this party as a platf9rm t9 engage in suicide shaming. I think Rufi9h is triggered en9ugh as it is having t9 live with the hein9us 69dy of a metal h9rse.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3" meta:word-count="122" meta:character-count="615"/>
    <meta:generator>OpenOffice/4.1.2$Win32 OpenOffice.org_project/412m3$Build-9782</meta:generator>
  </office:meta>
</office:document-meta>
</file>